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58eb" officeooo:paragraph-rsid="001d58eb"/>
    </style:style>
    <style:style style:name="P2" style:family="paragraph" style:parent-style-name="Standard">
      <style:text-properties officeooo:rsid="001d8497" officeooo:paragraph-rsid="001d8497"/>
    </style:style>
    <style:style style:name="T1" style:family="text">
      <style:text-properties officeooo:rsid="001f1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cstring review</text:p>
      <text:p text:style-name="P1"/>
      <text:p text:style-name="P2">- nested class has access to the enclosing class (only if there is an instance in the enclosing)</text:p>
      <text:p text:style-name="P2">- <text:span text:style-name="T1">generated functios are generated by the copmpiler only if need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0:25:02.753185849</meta:creation-date>
    <dc:date>2016-04-11T10:50:22.551046593</dc:date>
    <meta:editing-duration>PT10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31" meta:character-count="178" meta:non-whitespace-character-count="150"/>
  </office:meta>
</office:document-meta>
</file>